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ext:p>
      <text:p text:style-name="Normal"/>
      <text:p text:style-name="Normal">== ACT ONE. Chapter One. <text:s text:c="1"/>Scene 1. ==</text:p>
      <text:p text:style-name="Normal"/>
      <text:p text:style-name="Normal">The old gray cur slipped quietly into the Two Moons, dropping two bits into the backhanded open palm of the off-duty <text:span text:style-name="T1">basherbazooki</text:span> hired by management to watch the door. </text:p>
      <text:p text:style-name="Normal"/>
      <text:p text:style-name="Normal">The <text:span text:style-name="T1">basherbazooki</text:span> mumbled a greeting to the old dog: “Barfalot. Been a while, dog. Where ya been to this time?”.</text:p>
      <text:p text:style-name="Normal"/>
      <text:p text:style-name="Normal">“Grrrrr... Yer mother’s a bullock. Mind yer own business,” the dog-sent replied in a just-barely-audible growl. </text:p>
      <text:p text:style-name="Normal"/>
      <text:p text:style-name="Normal">The bouncer smirked. showing no offense at the remark, but in reply to the tease, he stomped a foot hard enough to give the old dog a bit of start. Given their sizable musculature, the bouncer’s two legs might very well, as Barfalot had implied, end in hooves. <text:s text:c="1"/>Furthermore, the formidable leg-ends were shod in well-fortified Hadaki combat boots. <text:s text:c="1"/>To be stepped on by such a foot could easily crush another’s foot-bone, or a head for that matter. <text:s text:c="1"/>Few folks would bother to speculate on such matters with such a person, even in jest.</text:p>
      <text:p text:style-name="Normal"/>
      <text:p text:style-name="Normal">But Barfalot was quite the joker. </text:p>
      <text:p text:style-name="Normal"/>
      <text:p text:style-name="Normal">A sentient dog can thrive in place like Rika by knowing how to push things up to the limit of decency, and perhaps a little bit farther, but not too much more. Just enough to get a rise, to glean some info. <text:s text:c="1"/>Not enough to get a stomping. </text:p>
      <text:p text:style-name="Normal"/>
      <text:p text:style-name="Normal">Inside the bar room, Barfalot found the Jax he was looking for and <text:s text:c="1"/>tipped the clone another bit to let the proprietor know he’d arrived. Then the old dog shared a free wisdom lesson with the young Lookie. <text:s text:c="1"/>The Jax listened carefully, trying his best to make out the words from the dog’s Growlish dialect: <text:s text:c="2"/>“Listen, Jax, I teased that <text:span text:style-name="T1">basherbazooker</text:span> there about his gigantic feet because a sent who <text:span text:style-name="T1">appears</text:span> to be fully human gets better grub and can earn a higher rank with the Heliops’ Corps-for-hire Army than one with an evident and obvious mixture of, say, <text:span text:style-name="T1">sapiens</text:span> and <text:span text:style-name="T1">bos</text:span> in their family tree, if you know what I mean. <text:s text:c="1"/>So, that’s why our friend over there hides his hooves, see. <text:s text:c="1"/>And I let him know I know because that gives me some leverage over him. In case I need a friend. Y’see what I mean? How to earn some leverage. That’s what I’m teaching you today.” </text:p>
      <text:p text:style-name="Normal"/>
      <text:p text:style-name="Normal">The Lookie stared into the dog’s eyes with a look that clearly said something like, “I understood about a tenth of that.” What he said, entirely predictably, was, “Well met! Say, my name’s Jax. Are you planning an adventure? <text:s text:c="1"/>Do you need some assistance? I understand from what you said that you need a friend, yes? Is that right?”</text:p>
      <text:p text:style-name="Normal"/>
      <text:p text:style-name="Normal">The old dog was well aware that, despite their somewhat limited verbal capacity, every free Jax wants to improve his understanding of the world around him, that he is ever trying to separate out in his mind -- or <text:span text:style-name="T1">their</text:span> minds, if you like -- real knowledge gleaned by lived experience from implanted memories acquired at the Farm. <text:s text:c="1"/></text:p>
      <text:p text:style-name="Normal"/>
      <text:p text:style-name="Normal">In a mean world, in a cruel town like Rika, it wasn’t unusual for <text:s text:c="1"/>folks to take advantage of the Lookalikes, telling them lies in order to gain their confidence and get them to do their bidding, typically as an expendable crew member and such. <text:s text:c="1"/>As a sentient animal with almost no human features, who bore a name that’s just a joke to humans, meanly assigned to him by a none-too-kind human who’d once thought of him as a pet, and worse, and given his own long-lived experience of pain and suffering, Barfalot tended towards pity for all the moon-spawned, star-born creatures of the night, even if he didn’t believe a single one of the Sun worshipers’ ill-informed names for the many varieties of non-human, or as they liked to say, <text:span text:style-name="T1">impure</text:span> sents. <text:s text:c="2"/></text:p>
      <text:p text:style-name="Normal"/>
      <text:p text:style-name="Normal">He knew enough about the Land Between Two Rivers, and many of the Lands Beyond, to even have some pity for the hairless apes too, who, despite their illusions of superiority, were also prone to quite a bit of suffering and, as far as Barfalot could make out, met their end as surely as all the other sents. <text:s text:c="1"/>Except maybe the terrapins and sea turtles. He half-suspected them of immortality.</text:p>
      <text:p text:style-name="Normal"/>
      <text:p text:style-name="Normal">Barfalot made a quiet but very canine sound that would naturally be interpreted by most iBar-speakers as a non-sent dog or a dog-sent expressing some level of disappointment in their natural voice. <text:s text:c="1"/>From the murky depths of the bar room came a few growlish chuckles from those denizens of the Two Moons with keen enough hearing who also grokked a bit of oBark and had understood him to be quoting, in the southern tongue, a well-known ditty from one of <text:span text:style-name="T1">Bard Songs of the</text:span> <text:span text:style-name="T1">Givakola</text:span> that begins, “If a had ten bits for every stupid thing a Jax said, I’d be rich as a king of the Fire Lands...”. </text:p>
      <text:p text:style-name="Normal"/>
      <text:p text:style-name="Normal">Barfalot reached into his small money-pouch with a rear limb, extending his small retractable fingers to manipulate the coins once his paw was out of sight from prying eyes. To the casual observer who might be watching across a smoky bar room, he was just an ordinary dog scratching his belly, as ordinary dogs do. <text:s text:c="1"/>Part of Barfalot’s own secret of longevity was to conceal both his evolved features and his sentience from the Night Watch, and for that matter from anybody else who didn’t need to know the extent of his capabilities. </text:p>
      <text:p text:style-name="Normal"/>
      <text:p text:style-name="Normal">In perfectly fluent iBar with only a hint of an iBark accent, the multilingual and multi-talented <text:span text:style-name="T1">Canis</text:span> said, “Jax, my friend. <text:s text:c="1"/>I would very much like a bowl of s’lah. Can you help me with that? <text:s text:c="1"/>Here’s a kit for the bowl and a kit for your troubles,” he said, deftly passing the small coins along to his front paw and handing them over. <text:s text:c="1"/></text:p>
      <text:p text:style-name="Normal"/>
      <text:p text:style-name="Normal">The Jax beamed with delight as he sauntered over to the bar, pleased as punch to be a man on a mission. </text:p>
      <text:p text:style-name="Normal"/>
      <text:p text:style-name="Normal"/>
      <text:p text:style-name="Normal"/>
      <text:p text:style-name="Normal">##</text:p>
      <text:p text:style-name="Normal"/>
      <text:p text:style-name="Normal">== Scene 2. ==</text:p>
      <text:p text:style-name="Normal"/>
      <text:p text:style-name="Normal">“There you are, you scruffy old mage!”, said a very small voice in a heavily syrupy iBark. </text:p>
      <text:p text:style-name="Normal"/>
      <text:p text:style-name="Normal">A bit bewildered from the impact of its initial hit, Barfalot glanced up from slurping up a delicious first sip of the justifiably infamous Two Moons cinnamon-scented s’lah with hint of mint and enough of a fermented wallop of ‘the dark magicks’ to sit an old dog down on his hindquarters. ]</text:p>
      <text:p text:style-name="Normal"/>
      <text:p text:style-name="Normal">No one was there but his friendly Jax, who was gesticulating in a somewhat confusing manner. Barfalot, his mind spinning on the cinnamon-mint buzz, was thinking, “What the...”</text:p>
      <text:p text:style-name="Normal"/>
      <text:p text:style-name="Normal">He heard the liquidy accent come on a bit louder: <text:s text:c="1"/>“Down here, old boy. I haven’t grown an inch since we met last. <text:s text:c="1"/>And at my age, I’m not likely to have any growth spurts.”</text:p>
      <text:p text:style-name="Normal"/>
      <text:p text:style-name="Normal">His head clearing, Barfalot realized his mistake. <text:s text:c="1"/>He looked down and saw the proprietor sitting on the Jax’s shoe. How a tiny gecko-sent had come to manage he most infamous Inn in the most infamous part of the Rika bazaar was mystery to many folks but not to Barfalot, who knew a great many things. Some days he thought perhaps he knew too many things for his own good. <text:s text:c="1"/>Other days he considered just the opposite. </text:p>
      <text:p text:style-name="Normal"/>
      <text:p text:style-name="Normal">Neither thought helped to explain how he’d managed to forget just exactly how diminutive the proprietor of the Two Moons, Master Kirill Geckster-of-the-Manifold Ways, really was. <text:s text:c="1"/></text:p>
      <text:p text:style-name="Normal"/>
      <text:p text:style-name="Normal">“Damn that Two Moon s’lah is good,” he thought, but ever the diplomat, Barfalot greeted him with, “So, still crawling through the cracks of the system, you fucking basimi scoundrel? <text:s text:c="1"/>Or have you seen the light? Tell me you’re ready to embrace the Sacred Fire. Shall I go get the Night Watch and let them know you’re ready to submit?”</text:p>
      <text:p text:style-name="Normal"/>
      <text:p text:style-name="Normal">The proprietor was gecko-sent with a number of semi-human features, particularly his head, which was considerably larger than a natural gecko’s. <text:s text:c="1"/>Taking just the opposite approach to inter-sentient being from Barfalot, he chose to accentuate his humanness with various affectations of what he considered to be aesthetically-appropriate human-style clothing: <text:s text:c="1"/>a kind of pirate-swashbuckler get-up featuring an over-sized cape and boots, and a bandalero-like tool-belt contraption holding many tiny little knives and tools. <text:s text:c="1"/>Kirill also carried a sizable stick, relatively speaking, whose knobby end emitted a slightly blue and shimmery aura. He whacked the Jax on his ankle with his glow-stick, which clearly gave the fellow a jolt, then signaled to the clone that he wanted to be raised up to the level of Barfalot’s muzzle. </text:p>
      <text:p text:style-name="Normal"/>
      <text:p text:style-name="Normal">The free Jax sat and carefully lifted his foot, elevating his boss to the appropriate height.</text:p>
      <text:p text:style-name="Normal"/>
      <text:p text:style-name="Normal">“Master Kirill, thank you for making time for me,”, Barfalot said <text:span text:style-name="T1">sotto voce</text:span>, in an iBark argot known only to animal-sent convicts who have spent some time in the Beet, <text:s text:c="1"/>“I have very serious news. Is there someplace we can confer in private?”</text:p>
      <text:p text:style-name="Normal"/>
      <text:p text:style-name="Normal">“Let’s go.” <text:s text:c="1"/>He turned and yelled to the Jax, “Take us to the garden.” And hit him again with the stick.</text:p>
      <text:p text:style-name="Normal"/>
      <text:p text:style-name="Normal"/>
      <text:p text:style-name="Normal">== Scene 3. ==</text:p>
      <text:p text:style-name="Normal"/>
      <text:p text:style-name="Normal">Master Kirill rode Jax’s shoe and Barfalot trotted behind. <text:s text:c="1"/>As they passed the long bar on their way towards the back of the bar room, Barfalot cast a studious eye on the octopod squad manning the bar.</text:p>
      <text:p text:style-name="Normal"/>
      <text:p text:style-name="Normal">Visitors should expect to see many unexpected things in the Land Between Two Rivers. <text:s text:c="1"/>And at the Inn of the Two Moons, deep within the Bazaar on -- as they say -- they dark side of town, in the rebellious enclave of Rika, one might very well expect the unexpected. Still, few things are quite as striking as the first sight of the bartenders at the Two Moons. In a world where sentient beings have emerged from many species, and from many cross-pollinated species, in a time when science and superstition have merged and mixed to such a degree that distinctions between the two concepts are largely superfluous, it can still be startling to encounter a fish out of water. <text:s text:c="1"/></text:p>
      <text:p text:style-name="Normal"/>
      <text:p text:style-name="Normal">Or to be more precise, an octopus out of water. <text:s text:c="1"/>Much less six of them forming a kind of conga line and serving drinks. </text:p>
      <text:p text:style-name="Normal"/>
      <text:p text:style-name="Normal">If a visitor orders a s’lah at the long bar of the Two Moons, it’s likely to be served in a wooden bowl handed to you one of those big-brained eight-tentacled denizens of the deep, a member of the order <text:span text:style-name="T1">Octopada</text:span>. Those patient enough to listen might even enjoy, along with their spicy intoxicating drink, a lugubrious story or two regarding the epic migration of the family Tetricus from their homeland, which they claim to be on <text:span text:style-name="T1">the other side of the world</text:span>. They’ll tell you tales of having traveled through <text:span text:style-name="T1">many</text:span> oceans, to the Bay of Bar and <text:s text:c="1"/>up the River Bloo to arrive, of all the gin joints in the world, at this particular curve of the Ring.</text:p>
      <text:p text:style-name="Normal"/>
      <text:p text:style-name="Normal">Understandably, most folks laugh at their crazy stories. <text:s text:c="1"/>Obviously, nothing could simply swim into Mantemar from out there beyond the edge of the world. Every sent with an iota of education knows that the world-ocean ends where the Great Wall of Fire meets the Cataracts of Doom. <text:s text:c="1"/></text:p>
      <text:p text:style-name="Normal"/>
      <text:p text:style-name="Normal">Now, Barfalot, who knows a lot, learned long ago that, not entirely unlike the hard-core Heliops amongst the humans, who like to keep their sexes binary and separate, the male and female members of the Tetricus clan tended by and large to avoid each other. <text:s text:c="2"/>Unlike the human sun worshipers, though, who did so supposedly for religio-philosophical and possibly economic reasons, the story Barfalot learned was that this particular strand of eight-legged travelers did so because the octo-lasses had the habit of occasionally dining on the octo-lads after engaging in the octo-sex act. </text:p>
      <text:p text:style-name="Normal"/>
      <text:p text:style-name="Normal">Barfalot recalled what he’d learned from sailing the seas around The Forg for a season with a crew of practical, if somewhat piratical, Shanowan mariners. </text:p>
      <text:p text:style-name="Normal"/>
      <text:p text:style-name="Normal">He quietly intoned his sentological observations for the entertainment of the Jax, who nodded knowingly, and as a way to reinforce his own memory. If the wee gecko-sent was to be believed, Barfalot may have been doing so, possibly, via some magickal means. But if so, it was not evident.</text:p>
      <text:p text:style-name="Normal"/>
      <text:p text:style-name="Normal">“Big eyes, over-sized craniums, eight nearly sentient-in-themselves limbs each with a two meter arm-span, not to mention a cozy habit of tightly co-inhabiting a space. No surprise a gang of Tetricusi octopods make for a formidable bar-keeping crew. <text:s text:c="1"/>They exhibit no obvious human characteristics, but they’ve evolved a set of air-breathing gills and an enhanced capacity to filter oxygen from moisture in the atmosphere which allows them to operate out of water for extended periods of time. <text:s text:c="1"/>To complete their ability to engage in the multi-sentient communities, they can communicate vocally in a kind of squishy-sounding iBar, albeit with the Growlish accents common to many sea creatures in the region of the Kerbshana Delta.”</text:p>
      <text:p text:style-name="Normal"/>
      <text:p text:style-name="Normal">Doing his best to approximate exactly that accent as he passed right by the end of the bar, Barfalot murmured, just loud enough to be heard by the octo-fellow at that end, “Hey man, cool scars you got there. How’s the wife, anyway?” </text:p>
      <text:p text:style-name="Normal"/>
      <text:p text:style-name="Normal">This earned his a squishy chortling sound in reply, which he thought might mean either “Ha-ha” or “Fuck off” or maybe both, followed by a spray of salty water, smelling of octo-breath, in his direction.</text:p>
      <text:p text:style-name="Normal"/>
      <text:p text:style-name="Normal"/>
      <text:p text:style-name="Normal">== Scene 4. ==</text:p>
      <text:p text:style-name="Normal"/>
      <text:p text:style-name="Normal">As soon as they were behind the door, Master Kirill told the Jax to get lost. He settled himself on to a tiny chair and motioned for Barfalot to make himself comfortable on a pile of pillows and throw-rugs. After circling around a few times, both to get a good look at the place and because that’s what dogs do before sitting down, Barfalot settled himself with one large ear pointed in Kirill’s direction, his eyes taking in what he soon saw were rather unusual surroundings.</text:p>
      <text:p text:style-name="Normal"/>
      <text:p text:style-name="Normal">Stepping through the heavy oaken door, they’d left behind a noisy, ill-lit, smoky room filled with a lively mix of sentient life forms, and stepped into a quiet, tranquil space lit by an ambient greenish-blue hue and enhanced by the the sound of quietly gurgling water.</text:p>
      <text:p text:style-name="Normal"/>
      <text:p text:style-name="Normal">As his eyes adjusted to the light, he saw that they appeared to be surrounded on three sides by some kind of see-through enclosure, with walls of a solid but clearly transparent substance... maybe ice?... that was neither cold nor melting, and was holding back a sizable, say, room-sized body of water. <text:s text:c="1"/>On the other side of of the ice-but-not-really-ice walls were variety of shell-like structures, and what Barfalot recognized from his journeys on the Kerbshana Sea as coral structures. <text:s text:c="1"/>The as-yet undetermined light source seemed to emanate from the watery enclosure. <text:s text:c="1"/></text:p>
      <text:p text:style-name="Normal"/>
      <text:p text:style-name="Normal">Kirill said nothing while Barfalot took in their surroundings. <text:s text:c="1"/>As he surveyed the scene, the old dog searched to recall a word he’d heard used for the first time during a retreat, many moon-turns ago, with a small team of biped adepts from the Society for the Reinvention of Aesthetics. They’d spent several days and nights, adorned in purple cloaks, discussing and debating a proposed “revolutionary strategy” for developing “fully autonomous inter-sentient art forms” as a means towards “strengthening the post-structural transformation of private and inter-subjective spaces” with an eye towards developing “a popular ironic communicative rationality” that would, in time, lead to... well, good things for all the sents.</text:p>
      <text:p text:style-name="Normal"/>
      <text:p text:style-name="Normal">He noticed something moving about in the water, half-hidden the shells and coral. <text:s text:c="1"/>It had tentacles much like those of the octo-boys at the bar. <text:s text:c="1"/></text:p>
      <text:p text:style-name="Normal"/>
      <text:p text:style-name="Normal">“This is where the bartenders live when they’re not working,” Kirill squeaked. “As far as I can tell, only the males leave the water-garden. The females never do.”</text:p>
      <text:p text:style-name="Normal"/>
      <text:p text:style-name="Normal">“Ah! Yes. It’s an <text:span text:style-name="T1">aquarium</text:span>!”, Barflot said in iBark, remembering the word at last. <text:s text:c="1"/></text:p>
      <text:p text:style-name="Normal"/>
      <text:p text:style-name="Normal">“A-qua-what?” </text:p>
      <text:p text:style-name="Normal"/>
      <text:p text:style-name="Normal">“It’s a word from the Old Tongue of the humans,” Barfalot explained, “<text:span text:style-name="T1">Aqua</text:span> meant water and <text:span text:style-name="T1">rium</text:span> meant, we believe, something like forced-enclosure or watch-hold. So an ‘aqau-rium’ is where they used to imprison non-sentient water-dwelling creatures, either for amusement or in preparation for slaughtering and eating them.” <text:s text:c="1"/></text:p>
      <text:p text:style-name="Normal"/>
      <text:p text:style-name="Normal">“Oh, sure, like a fish tank. We have one out back. <text:s text:c="1"/>We keep the eatables from the Bloo in there until we’re ready to serve them to our flesh-eating customers. Mostly we buy from Beaverton. Some from indie flesh-hunters.” Kirill explained.</text:p>
      <text:p text:style-name="Normal"/>
      <text:p text:style-name="Normal">“Well, yes, but the <text:span text:style-name="T1">aquarium</text:span> was... well, more like these magickal walls... a watery enclosure that you could <text:span text:style-name="T1">see into</text:span>.” <text:s text:c="1"/>Barfalot didn’t bother to share how one of the SRA adept had posited <text:span text:style-name="T1">aquarium</text:span> as a potentially useful metaphor for “developing an modified ontology that opens a space to create inter-subjective ironic distances for bridging communicative gaps but without over-disrupting deeply-programmed structural-identity concepts of permanence”. </text:p>
      <text:p text:style-name="Normal"/>
      <text:p text:style-name="Normal">“Yeah, I dunno how they did that,” Kirill said. “Octopus brains, you know. Smarty pants of the sea. Whatever. Cost me a pretty pile of bits. But worth it. Best barkeeps in the business.”</text:p>
      <text:p text:style-name="Normal"/>
      <text:p text:style-name="Normal">“So you call it a water-garden? That makes sense I suppose.”</text:p>
      <text:p text:style-name="Normal"/>
      <text:p text:style-name="Normal">“Mmmm. Yes. Because it’s like being under the sea, isn’t it? In an octopus’s garden.” Kirill was tapping his glowy stick on the floor boards as he spoke, betraying some impatience with Barfalot’s tendency toward analyzing everything to within an inch of its life. <text:s text:c="2"/></text:p>
      <text:p text:style-name="Normal"/>
      <text:p text:style-name="Normal">“Anyway. You said you had something important to tell me?”</text:p>
      <text:p text:style-name="Normal"/>
      <text:p text:style-name="Normal">“First. Remind me. You are pledged to the sacred bonds of the <text:span text:style-name="T1">Annaka Intimi</text:span>, are you not, old friend?”, Barfalot asked.</text:p>
      <text:p text:style-name="Normal"/>
      <text:p text:style-name="Normal">Sitting up very straight, Kirill said very quietly and entirely seriously, “You know very well that I am.” </text:p>
      <text:p text:style-name="Normal"/>
      <text:p text:style-name="Normal">“And as the Master of the Geckster-of-the-Manifold Ways clan, you have a large community to whom you are responsible as well.”</text:p>
      <text:p text:style-name="Normal"/>
      <text:p text:style-name="Normal">“Yes, that is also true. And I am dues-paying member of the Free Innkeepers Guild too. <text:s text:c="1"/>Any other questions?”</text:p>
      <text:p text:style-name="Normal"/>
      <text:p text:style-name="Normal">“The Free Innkeepers Guild charges no dues payments that I am aware of,” Barfalot growled, a bit menacingly.</text:p>
      <text:p text:style-name="Normal"/>
      <text:p text:style-name="Normal">“Figure of speech. Figure of speech. <text:s text:c="1"/>Moons and stars, you mages can be so freaking <text:span text:style-name="T1">literal</text:span> about everything.”</text:p>
      <text:p text:style-name="Normal"/>
      <text:p text:style-name="Normal">“There is no such things as a Mages Guild. And you know very well that I am a rationalist.”</text:p>
      <text:p text:style-name="Normal"/>
      <text:p text:style-name="Normal">“Potayto. Potahto. All righty then. To be precise, I am a senior consultant to the eastern innkeepers bookkeepers fraction of the Free Hostelries Cooperative Council. So. As you know, that means I pretty much have to provide free goodies to whatever Riders show up at my door. <text:s text:c="1"/>So. <text:s text:c="1"/>Pretty much the same thing as paying dues, innit? <text:s text:c="1"/>Wouldn’t you say?”</text:p>
      <text:p text:style-name="Normal"/>
      <text:p text:style-name="Normal">“Fair enough. I see what you mean,” the old dog concurred. “It is your role as an, err, umm, let’s say as an <text:span text:style-name="T1">honest broker</text:span>, and as head of an important sent-clan, that interests me more than your fealty to Borded.”</text:p>
      <text:p text:style-name="Normal"/>
      <text:p text:style-name="Normal">“Fealty? Now, that’s a bit strong, Barfie. I have plenty of friends in Beaverton and a few acquaintances in the ALF too, as I am sure you know. But. Yes. True. As charged. I supposed I prefer doing business with the Riders rather than the sun-licking Heliops. Whenever possible.”</text:p>
      <text:p text:style-name="Normal"/>
      <text:p text:style-name="Normal">Barfalot trained his soulful brown eyes upon his diminutive <text:span text:style-name="T1">Gekkota</text:span> friend’s pupils, whose ‘wide-awake’ nature was so characteristic of the <text:span text:style-name="T1">Squamata</text:span> order. <text:s text:c="1"/>He pondered for a while what it must be like to go through life without eyelids, trying to have compassion for what it must be like to never close ones eyes, and then blinked rather automatically himself when he saw Master Kirill, seemingly without thinking about it twice, lick his eyeballs clean. <text:s text:c="1"/></text:p>
      <text:p text:style-name="Normal"/>
      <text:p text:style-name="Normal">First Barfalot told him what he’d learned about the Wind Riders, confirming the longstanding rumors on that score. Then, more pertinent to a confidential chat with the leader of a basimi guild, he described what he’d discovered in the ancient ruins far to the South, deep into the Grumsh-speaking lands in the fabled Lands of Groomsh: what appeared to be the apparatus for flying machines. </text:p>
      <text:p text:style-name="Normal"/>
      <text:p text:style-name="Normal">As he’d expected, the potential for profits to be acquired from the combination of these two tales caught the attention of Master Kirill right away. </text:p>
      <text:p text:style-name="Normal"/>
      <text:p text:style-name="Normal">As they talked on into the night, just as Barfalot had hoped, the possibilities for serious political impacts began to take shape as well in the mind of the gecko-clan leader.</text:p>
      <text:p text:style-name="Normal"/>
      <text:p text:style-name="Normal"/>
      <text:p text:style-name="Normal">== Scene 5. ==</text:p>
      <text:p text:style-name="Normal"/>
      <text:p text:style-name="Normal"> <text:s text:c="1"/></text:p>
      <text:p text:style-name="Normal"/>
      <text:p text:style-name="Normal"/>
      <text:p text:style-name="Normal"/>
      <text:p text:style-name="Normal"> </text:p>
      <text:p text:style-name="Normal"/>
      <text:p text:style-name="Normal"/>
      <text:p text:style-name="Normal"/>
      <text:p text:style-name="Normal"> </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